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style:font-name="Open Sans" style:font-name-asian="Open Sans1" style:font-name-complex="Open Sans1"/>
    </style:style>
    <style:style style:name="P2" style:family="paragraph" style:parent-style-name="Standard">
      <style:text-properties style:font-name="Open Sans" style:font-name-asian="Open Sans1" style:font-name-complex="Open Sans1" fo:background-color="#ffffff"/>
    </style:style>
    <style:style style:name="P3" style:family="paragraph" style:parent-style-name="Standard">
      <style:text-properties style:font-name="Consolas" style:font-name-asian="Consolas1" style:font-name-complex="Consolas1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Open Sans" style:font-name-asian="Open Sans1" style:font-name-complex="Open Sans1" fo:background-color="#ffffff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style:font-name="Open Sans" fo:font-weight="bold" style:font-name-asian="Open Sans1" style:font-weight-asian="bold" style:font-name-complex="Open Sans1"/>
    </style:style>
    <style:style style:name="T2" style:family="text">
      <style:text-properties style:font-name="Open Sans" style:font-name-asian="Open Sans1" style:font-name-complex="Open Sans1"/>
    </style:style>
    <style:style style:name="T3" style:family="text">
      <style:text-properties style:font-name="Open Sans" style:font-name-asian="Open Sans1" style:font-name-complex="Open Sans1" fo:background-color="#ffffff"/>
    </style:style>
    <style:style style:name="T4" style:family="text">
      <style:text-properties style:font-name="Consolas" style:font-name-asian="Consolas1" style:font-name-complex="Consolas1"/>
    </style:style>
    <style:style style:name="T5" style:family="text">
      <style:text-properties style:font-name="Consolas" style:font-name-asian="Consolas1" style:font-name-complex="Consolas1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amedContainer</text:span></text:p>
      <text:p text:style-name="Standard"><text:span text:style-name="T2">Сделайте объект-фабрику NamedContainer, которая отвечает следующей семантике:</text:span></text:p>
      <text:p text:style-name="P1"/>
      <text:p text:style-name="Standard"><text:span text:style-name="T4">// Имена полей. Считаем, что содержимое - строки</text:span></text:p>
      <text:p text:style-name="Standard"><text:span text:style-name="T4">NamedContainer myC{ “field1”, “field2”, “field3” }; </text:span></text:p>
      <text:p text:style-name="P3"/>
      <text:p text:style-name="Standard"><text:span text:style-name="T4">auto c1 = myC.create();</text:span></text:p>
      <text:p text:style-name="Standard"><text:span text:style-name="T4">c1[“field1”] = “abc”; // OK</text:span></text:p>
      <text:p text:style-name="Standard"><text:span text:style-name="T4">std::cout &lt;&lt; t1[“field2”] &lt;&lt; std::endl; // Пустая строка по умолчанию</text:span></text:p>
      <text:p text:style-name="Standard"><text:span text:style-name="T4">c1[“XXX”] = “cdr”; // Exception - unknown name</text:span></text:p>
      <text:p text:style-name="P1"/>
      <text:p text:style-name="P1"/>
      <text:p text:style-name="Standard"><text:span text:style-name="T2">Будет реализовано три класса. </text:span></text:p>
      <text:p text:style-name="Standard"><text:span text:style-name="T4">NamedContainer</text:span><text:span text:style-name="T2"> - класс для генерации объектов-контейнеров. Его конструктор принимает неограниченное число агрументов-строк (</text:span><text:span text:style-name="T4">std::initializer_list</text:span><text:span text:style-name="T2">) и сохраняет их в виде </text:span><text:span text:style-name="T4">std::set</text:span><text:span text:style-name="T2">. Метод </text:span><text:span text:style-name="T4">create()</text:span><text:span text:style-name="T2"> создает объект </text:span><text:span text:style-name="T4">Container</text:span><text:span text:style-name="T2">, передавая ему полученный ранее список аргументов.</text:span></text:p>
      <text:p text:style-name="P1"/>
      <text:p text:style-name="Standard"><text:span text:style-name="T4">Container</text:span><text:span text:style-name="T2"> хранит внутри себя </text:span><text:span text:style-name="T5">std::unordered_map</text:span><text:span text:style-name="T3">, который заполняется в конструкторе ключами из списка переденных аргументов и пустыми строками в качестве значения по данным ключам.</text:span></text:p>
      <text:p text:style-name="Standard"><text:span text:style-name="T3">У </text:span><text:span text:style-name="T5">Container</text:span></text:p>
      <text:list xml:id="list806736815" text:style-name="WWNum2">
        <text:list-item>
          <text:p text:style-name="P4"><text:span text:style-name="T3">определен метод </text:span><text:span text:style-name="T5">operator[]</text:span><text:span text:style-name="T3">, возвращающий (передающий) ссылку на значение по данному ключу из хеш таблицы. Если contains у </text:span><text:span text:style-name="T5">unordered_map</text:span><text:span text:style-name="T3"> возвращает</text:span><text:span text:style-name="T5"> false</text:span><text:span text:style-name="T3">, то бросается исключение unknown name.</text:span></text:p>
        </text:list-item>
        <text:list-item>
          <text:p text:style-name="P4"><text:span text:style-name="T3">определены методы </text:span><text:span text:style-name="T5">begin(), end()</text:span><text:span text:style-name="T3">, возвращающие итератор на начальный элемент и элемент следующий за последним</text:span></text:p>
        </text:list-item>
      </text:list>
      <text:p text:style-name="P7"/>
      <text:p text:style-name="Standard"><text:span text:style-name="T4">Iterator</text:span><text:span text:style-name="T2"> позволяет проитерироваться по парам ключ-значение созданного </text:span><text:span text:style-name="T4">Container</text:span></text:p>
      <text:p text:style-name="P6"><text:span text:style-name="T3">У </text:span><text:span text:style-name="T5">Iterator</text:span></text:p>
      <text:list xml:id="list2045904320" text:style-name="WWNum1">
        <text:list-item>
          <text:p text:style-name="P5"><text:span text:style-name="T3">постфиксный и префиксный инкремент</text:span></text:p>
        </text:list-item>
        <text:list-item>
          <text:p text:style-name="P5"><text:span text:style-name="T3">доступ к элементам в контейнере </text:span></text:p>
        </text:list-item>
      </text:list>
      <text:p text:style-name="P2"/>
      <text:p text:style-name="Standard"><text:soft-page-break/><text:span text:style-name="T3">Кодстайл WebKit, в репозитории лежит</text:span><text:span text:style-name="T5"> .clang-format</text:span><text:span text:style-name="T3"> уточняющий правила форматирования кода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180" meta:character-count="1395" meta:non-whitespace-character-count="1235"/>
    <meta:generator>LibreOfficeDev/6.0.5.2$Linux_X86_64 LibreOffice_project/</meta:generator>
  </office:meta>
</office:document-meta>
</file>